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1a454" officeooo:paragraph-rsid="0021a4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 React, lifecycle methods are special methods that are automatically invoked at different stages of a component's existence. They provide developers with hooks to perform certain actions and handle specific scenarios during the component's lifecycle. In React 16.3 and later versions, some of the traditional lifecycle methods have been deprecated in favor of React Hooks, like `useEffect`.</text:p>
      <text:p text:style-name="Standard"/>
      <text:p text:style-name="Standard">Let's explain the key stages of a React component's lifecycle and their corresponding lifecycle methods with simple examples:</text:p>
      <text:p text:style-name="Standard"/>
      <text:p text:style-name="Standard">1. **Mounting Phase:**</text:p>
      <text:p text:style-name="Standard"><text:s text:c="3"/>- This phase occurs when a new component is created and added to the DOM for the first time.</text:p>
      <text:p text:style-name="Standard"/>
      <text:p text:style-name="Standard"><text:s text:c="3"/>Lifecycle Methods:</text:p>
      <text:p text:style-name="Standard"><text:s text:c="3"/>- `constructor()`: The constructor method is called when a component is first initialized. It's used for initializing state and binding event handlers.</text:p>
      <text:p text:style-name="Standard"/>
      <text:p text:style-name="Standard"><text:s text:c="3"/>- `render()`: The render method is responsible for returning the JSX that represents the component's UI.</text:p>
      <text:p text:style-name="Standard"/>
      <text:p text:style-name="Standard"><text:s text:c="3"/>- `componentDidMount()`: This method is called immediately after the component has been rendered to the DOM. It's commonly used for starting timers, fetching data from APIs, or performing initial setup that requires access to the DOM.</text:p>
      <text:p text:style-name="Standard"/>
      <text:p text:style-name="Standard">Example:</text:p>
      <text:p text:style-name="Standard">```jsx</text:p>
      <text:p text:style-name="Standard">import React, { Component } from 'react';</text:p>
      <text:p text:style-name="Standard"/>
      <text:p text:style-name="Standard">class MyComponent extends Component {</text:p>
      <text:p text:style-name="Standard"><text:s text:c="2"/>constructor(props) {</text:p>
      <text:p text:style-name="Standard"><text:s text:c="4"/>super(props);</text:p>
      <text:p text:style-name="Standard"><text:s text:c="4"/>this.state = {</text:p>
      <text:p text:style-name="Standard"><text:s text:c="6"/>message: 'Hello, world!'</text:p>
      <text:p text:style-name="Standard"><text:s text:c="4"/>};</text:p>
      <text:p text:style-name="Standard"><text:s text:c="2"/>}</text:p>
      <text:p text:style-name="Standard"/>
      <text:p text:style-name="Standard"><text:s text:c="2"/>componentDidMount() {</text:p>
      <text:p text:style-name="Standard"><text:s text:c="4"/>console.log('Component mounted!');</text:p>
      <text:p text:style-name="Standard"><text:s text:c="2"/>}</text:p>
      <text:p text:style-name="Standard"/>
      <text:p text:style-name="Standard"><text:s text:c="2"/>render() {</text:p>
      <text:p text:style-name="Standard"><text:s text:c="4"/>return &lt;div&gt;{this.state.message}&lt;/div&gt;;</text:p>
      <text:p text:style-name="Standard"><text:s text:c="2"/>}</text:p>
      <text:p text:style-name="Standard">}</text:p>
      <text:p text:style-name="Standard">```</text:p>
      <text:p text:style-name="Standard"/>
      <text:p text:style-name="Standard">2. **Updating Phase:**</text:p>
      <text:p text:style-name="Standard"><text:s text:c="3"/>- This phase occurs whenever a component's state or props change, causing it to re-render.</text:p>
      <text:p text:style-name="Standard"/>
      <text:p text:style-name="Standard"><text:s text:c="3"/>Lifecycle Methods:</text:p>
      <text:p text:style-name="Standard"><text:s text:c="3"/>- `render()`: The `render` method is called again to update the UI with the new state or props.</text:p>
      <text:p text:style-name="Standard"/>
      <text:p text:style-name="Standard"><text:soft-page-break/><text:s text:c="3"/>- `componentDidUpdate(prevProps, prevState)`: This method is called after the component has been updated and re-rendered. It allows you to perform additional actions based on the changes in the component's state or props.</text:p>
      <text:p text:style-name="Standard"/>
      <text:p text:style-name="Standard">Example:</text:p>
      <text:p text:style-name="Standard">```jsx</text:p>
      <text:p text:style-name="Standard">import React, { Component } from 'react';</text:p>
      <text:p text:style-name="Standard"/>
      <text:p text:style-name="Standard">class Counter extends Component {</text:p>
      <text:p text:style-name="Standard"><text:s text:c="2"/>constructor(props) {</text:p>
      <text:p text:style-name="Standard"><text:s text:c="4"/>super(props);</text:p>
      <text:p text:style-name="Standard"><text:s text:c="4"/>this.state = {</text:p>
      <text:p text:style-name="Standard"><text:s text:c="6"/>count: 0</text:p>
      <text:p text:style-name="Standard"><text:s text:c="4"/>};</text:p>
      <text:p text:style-name="Standard"><text:s text:c="2"/>}</text:p>
      <text:p text:style-name="Standard"/>
      <text:p text:style-name="Standard"><text:s text:c="2"/>componentDidUpdate(prevProps, prevState) {</text:p>
      <text:p text:style-name="Standard"><text:s text:c="4"/>if (this.state.count !== prevState.count) {</text:p>
      <text:p text:style-name="Standard"><text:s text:c="6"/>console.log('Counter updated:', this.state.count);</text:p>
      <text:p text:style-name="Standard"><text:s text:c="4"/>}</text:p>
      <text:p text:style-name="Standard"><text:s text:c="2"/>}</text:p>
      <text:p text:style-name="Standard"/>
      <text:p text:style-name="Standard"><text:s text:c="2"/>increment = () =&gt; {</text:p>
      <text:p text:style-name="Standard"><text:s text:c="4"/>this.setState(prevState =&gt; ({ count: prevState.count + 1 }));</text:p>
      <text:p text:style-name="Standard"><text:s text:c="2"/>};</text:p>
      <text:p text:style-name="Standard"/>
      <text:p text:style-name="Standard"><text:s text:c="2"/>render() {</text:p>
      <text:p text:style-name="Standard"><text:s text:c="4"/>return (</text:p>
      <text:p text:style-name="Standard"><text:s text:c="6"/>&lt;div&gt;</text:p>
      <text:p text:style-name="Standard"><text:s text:c="8"/>&lt;p&gt;Count: {this.state.count}&lt;/p&gt;</text:p>
      <text:p text:style-name="Standard"><text:s text:c="8"/>&lt;button onClick={this.increment}&gt;Increment&lt;/button&gt;</text:p>
      <text:p text:style-name="Standard"><text:s text:c="6"/>&lt;/div&gt;</text:p>
      <text:p text:style-name="Standard"><text:s text:c="4"/>);</text:p>
      <text:p text:style-name="Standard"><text:s text:c="2"/>}</text:p>
      <text:p text:style-name="Standard">}</text:p>
      <text:p text:style-name="Standard">```</text:p>
      <text:p text:style-name="Standard"/>
      <text:p text:style-name="Standard">3. **Unmounting Phase:**</text:p>
      <text:p text:style-name="Standard"><text:s text:c="3"/>- This phase occurs when a component is removed from the DOM.</text:p>
      <text:p text:style-name="Standard"/>
      <text:p text:style-name="Standard"><text:s text:c="3"/>Lifecycle Method:</text:p>
      <text:p text:style-name="Standard"><text:s text:c="3"/>- `componentWillUnmount()`: This method is called right before the component is removed from the DOM. It's used for cleanup tasks like clearing intervals or unsubscribing from event listeners.</text:p>
      <text:p text:style-name="Standard"/>
      <text:p text:style-name="Standard">Example:</text:p>
      <text:p text:style-name="Standard">```jsx</text:p>
      <text:p text:style-name="Standard">import React, { Component } from 'react';</text:p>
      <text:p text:style-name="Standard"/>
      <text:p text:style-name="Standard">class TimerComponent extends Component {</text:p>
      <text:p text:style-name="Standard"><text:s text:c="2"/>constructor(props) {</text:p>
      <text:p text:style-name="Standard"><text:s text:c="4"/>super(props);</text:p>
      <text:p text:style-name="Standard"><text:s text:c="4"/>this.state = {</text:p>
      <text:p text:style-name="Standard"><text:soft-page-break/><text:s text:c="6"/>count: 0</text:p>
      <text:p text:style-name="Standard"><text:s text:c="4"/>};</text:p>
      <text:p text:style-name="Standard"><text:s text:c="4"/>this.intervalId = null;</text:p>
      <text:p text:style-name="Standard"><text:s text:c="2"/>}</text:p>
      <text:p text:style-name="Standard"/>
      <text:p text:style-name="Standard"><text:s text:c="2"/>componentDidMount() {</text:p>
      <text:p text:style-name="Standard"><text:s text:c="4"/>this.intervalId = setInterval(() =&gt; {</text:p>
      <text:p text:style-name="Standard"><text:s text:c="6"/>this.setState(prevState =&gt; ({ count: prevState.count + 1 }));</text:p>
      <text:p text:style-name="Standard"><text:s text:c="4"/>}, 1000);</text:p>
      <text:p text:style-name="Standard"><text:s text:c="2"/>}</text:p>
      <text:p text:style-name="Standard"/>
      <text:p text:style-name="Standard"><text:s text:c="2"/>componentWillUnmount() {</text:p>
      <text:p text:style-name="Standard"><text:s text:c="4"/>clearInterval(this.intervalId);</text:p>
      <text:p text:style-name="Standard"><text:s text:c="2"/>}</text:p>
      <text:p text:style-name="Standard"/>
      <text:p text:style-name="Standard"><text:s text:c="2"/>render() {</text:p>
      <text:p text:style-name="Standard"><text:s text:c="4"/>return (</text:p>
      <text:p text:style-name="Standard"><text:s text:c="6"/>&lt;div&gt;</text:p>
      <text:p text:style-name="Standard"><text:s text:c="8"/>&lt;p&gt;Timer: {this.state.count} seconds&lt;/p&gt;</text:p>
      <text:p text:style-name="Standard"><text:s text:c="6"/>&lt;/div&gt;</text:p>
      <text:p text:style-name="Standard"><text:s text:c="4"/>);</text:p>
      <text:p text:style-name="Standard"><text:s text:c="2"/>}</text:p>
      <text:p text:style-name="Standard">}</text:p>
      <text:p text:style-name="Standard">```</text:p>
      <text:p text:style-name="Standard"/>
      <text:p text:style-name="Standard">In more recent versions of React, developers often use functional components and React Hooks to handle side effects and component lifecycle events. Hooks like `useEffect` provide a more declarative and concise way to manage these scenarios, making React development even more efficient and straightforward.</text:p>
      <text:p text:style-name="Standard"/>
      <text:p text:style-name="Standard"/>
      <text:p text:style-name="P1">What is Memorization value in <text:s/>react js???</text:p>
      <text:p text:style-name="P1"/>
      <text:p text:style-name="P1"/>
      <text:p text:style-name="P1">Memoization is an optimization technique used in computer programming and software development to improve the performance of functions or algorithms by caching (storing) the results of expensive function calls and reusing those results when the same inputs occur again. The memoized value refers to the cached result of a function call that has been previously computed and stored for future use.</text:p>
      <text:p text:style-name="P1"/>
      <text:p text:style-name="P1">In more detail:</text:p>
      <text:p text:style-name="P1"/>
      <text:p text:style-name="P1">1. When a function is called with a set of input parameters, the memoization technique checks whether the function has already been called with the same input before.</text:p>
      <text:p text:style-name="P1"/>
      <text:p text:style-name="P1">2. If the function has been called with the same input before, instead of recalculating the result, the memoized value (previously computed result) is returned directly from a cache or storage location.</text:p>
      <text:p text:style-name="P1"/>
      <text:p text:style-name="P1">3. If the function has not been called with the same input before, it performs the computation, stores the result in the cache, and then returns the computed result.</text:p>
      <text:p text:style-name="P1"/>
      <text:p text:style-name="P1"><text:soft-page-break/>By using memoization, programs can avoid redundant calculations and improve the overall execution speed. This technique is particularly useful when a function is called multiple times with the same inputs, as it prevents unnecessary work from being repeated.</text:p>
      <text:p text:style-name="P1"/>
      <text:p text:style-name="P1">Memoization is commonly used with recursive algorithms or functions that have overlapping subproblems, like in dynamic programming. It can be implemented using data structures such as hash maps, associative arrays, or even specialized memoization libraries or decorators, depending on the programming language being 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2:31:49.467325577</meta:creation-date>
    <dc:date>2023-08-02T18:53:22.415132588</dc:date>
    <meta:editing-duration>PT4H16M1S</meta:editing-duration>
    <meta:editing-cycles>2</meta:editing-cycles>
    <meta:generator>LibreOffice/7.3.7.2$Linux_X86_64 LibreOffice_project/30$Build-2</meta:generator>
    <meta:document-statistic meta:table-count="0" meta:image-count="0" meta:object-count="0" meta:page-count="4" meta:paragraph-count="100" meta:word-count="738" meta:character-count="5192" meta:non-whitespace-character-count="4307"/>
  </office:meta>
</office:document-meta>
</file>